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79152" calcext:value-type="float">
            <text:p>-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92056" calcext:value-type="float">
            <text:p>-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9336" calcext:value-type="float">
            <text:p>-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7424" calcext:value-type="float">
            <text:p>-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5192" calcext:value-type="float">
            <text:p>-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5608" calcext:value-type="float">
            <text:p>-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5064" calcext:value-type="float">
            <text:p>-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1352" calcext:value-type="float">
            <text:p>-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432" calcext:value-type="float">
            <text:p>-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5632" calcext:value-type="float">
            <text:p>-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0872" calcext:value-type="float">
            <text:p>-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964" calcext:value-type="float">
            <text:p>-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87712" calcext:value-type="float">
            <text:p>-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70592" calcext:value-type="float">
            <text:p>-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42192" calcext:value-type="float">
            <text:p>-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1568" calcext:value-type="float">
            <text:p>-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18" calcext:value-type="float">
            <text:p>-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0776" calcext:value-type="float">
            <text:p>-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774" calcext:value-type="float">
            <text:p>-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29416" calcext:value-type="float">
            <text:p>-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36424" calcext:value-type="float">
            <text:p>-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23064" calcext:value-type="float">
            <text:p>-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25784" calcext:value-type="float">
            <text:p>-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4356" calcext:value-type="float">
            <text:p>-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67744" calcext:value-type="float">
            <text:p>-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3008" calcext:value-type="float">
            <text:p>-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17224" calcext:value-type="float">
            <text:p>-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8072" calcext:value-type="float">
            <text:p>-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52376" calcext:value-type="float">
            <text:p>-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9512" calcext:value-type="float">
            <text:p>-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9512" calcext:value-type="float">
            <text:p>-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86944" calcext:value-type="float">
            <text:p>-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17024" calcext:value-type="float">
            <text:p>-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52376" calcext:value-type="float">
            <text:p>-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78768" calcext:value-type="float">
            <text:p>-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36424" calcext:value-type="float">
            <text:p>-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81816" calcext:value-type="float">
            <text:p>-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91032" calcext:value-type="float">
            <text:p>-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91032" calcext:value-type="float">
            <text:p>-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9512" calcext:value-type="float">
            <text:p>-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82856" calcext:value-type="float">
            <text:p>-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33376" calcext:value-type="float">
            <text:p>-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50112" calcext:value-type="float">
            <text:p>-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95504" calcext:value-type="float">
            <text:p>-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0368" calcext:value-type="float">
            <text:p>-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15944" calcext:value-type="float">
            <text:p>-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542" calcext:value-type="float">
            <text:p>-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11856" calcext:value-type="float">
            <text:p>-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99592" calcext:value-type="float">
            <text:p>-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99592" calcext:value-type="float">
            <text:p>-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0368" calcext:value-type="float">
            <text:p>-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0368" calcext:value-type="float">
            <text:p>-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66464" calcext:value-type="float">
            <text:p>-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30344" calcext:value-type="float">
            <text:p>-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52064" calcext:value-type="float">
            <text:p>-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91632" calcext:value-type="float">
            <text:p>-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64328" calcext:value-type="float">
            <text:p>-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79824" calcext:value-type="float">
            <text:p>-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37664" calcext:value-type="float">
            <text:p>-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67104" calcext:value-type="float">
            <text:p>-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72944" calcext:value-type="float">
            <text:p>-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35016" calcext:value-type="float">
            <text:p>-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89952" calcext:value-type="float">
            <text:p>-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9432" calcext:value-type="float">
            <text:p>-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9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8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55584" calcext:value-type="float">
            <text:p>-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8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92416" calcext:value-type="float">
            <text:p>-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8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1112" calcext:value-type="float">
            <text:p>-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8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1112" calcext:value-type="float">
            <text:p>-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9</text:p>
          </table:table-cell>
          <table:table-cell office:value-type="string" calcext:value-type="string">
            <text:p>MBMG-1929</text:p>
          </table:table-cell>
          <table:table-cell office:value-type="string" calcext:value-type="string">
            <text:p>197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0256" calcext:value-type="float">
            <text:p>-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